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RdbmsOperation.compil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dbmsOperationTests.validateInOu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Tests.tooManyMap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Tests.parametersSetWi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dbmsOperationTests.tooFew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Tests.operationConfiguredViaJdbcTemplateMust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Tests.compile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Tests.unspecifiedMap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dbmsOperationTests.parameterPropa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dbmsOperationTests.tooMany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Tests.declareParameterAfter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Tests.tooFewMap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Tests.empty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dbmsOperationTests.empty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Tests.setTypeAfter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